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 style:master-page-name="MP0">
      <style:paragraph-properties style:page-number="auto" fo:break-before="page"/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paragraph-rsid="00048b51" style:font-size-asian="14pt" style:font-size-complex="14pt"/>
    </style:style>
    <style:style style:name="P5" style:family="paragraph" style:parent-style-name="Standard">
      <style:text-properties fo:font-size="16pt" officeooo:paragraph-rsid="00048b51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17f5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No-1</text:p>
      <text:p text:style-name="P4">Div-B</text:p>
      <text:p text:style-name="P5">Seat No: B150694<text:span text:style-name="T2">205</text:span></text:p>
      <text:p text:style-name="P5">Name: <text:span text:style-name="T2">Ankitkumar Singh</text:span></text:p>
      <text:p text:style-name="P5"/>
      <text:p text:style-name="Standard"/>
      <text:p text:style-name="P2">#include &lt;stdio.h&gt;</text:p>
      <text:p text:style-name="P2">#include &lt;omp.h&gt;</text:p>
      <text:p text:style-name="P2">#include &lt;cstdlib&gt;</text:p>
      <text:p text:style-name="P2">int main()</text:p>
      <text:p text:style-name="P2">{</text:p>
      <text:p text:style-name="P2">int arr[100000];</text:p>
      <text:p text:style-name="P2">omp_set_num_threads(4);</text:p>
      <text:p text:style-name="P2">int sum=0;</text:p>
      <text:p text:style-name="P2">int i;</text:p>
      <text:p text:style-name="P2">for( i=0; i&lt;100000; i++)</text:p>
      <text:p text:style-name="P2">arr[i] = 1;</text:p>
      <text:p text:style-name="P2"/>
      <text:p text:style-name="P2">#pragma omp parallel for reduction(+:sum)</text:p>
      <text:p text:style-name="P2">for( i=0;i&lt;100000; i++)</text:p>
      <text:p text:style-name="P2">{</text:p>
      <text:p text:style-name="P2"><text:s text:c="9"/>sum = sum+arr[i];</text:p>
      <text:p text:style-name="P2"><text:s text:c="4"/></text:p>
      <text:p text:style-name="P2">}</text:p>
      <text:p text:style-name="P2"/>
      <text:p text:style-name="P2">printf("\nSUM is <text:s/>= %d", sum);</text:p>
      <text:p text:style-name="P2">}</text:p>
      <text:p text:style-name="P2"/>
      <text:p text:style-name="P2">OUTPUT:</text:p>
      <text:p text:style-name="P2"/>
      <text:p text:style-name="P2">hp@hp-HP-Notebook:~/Desktop/B150694310/hpcpracs/Practical1-A$ g++ sum.c -fopenmp</text:p>
      <text:p text:style-name="P2">hp@hp-HP-Notebook:~/Desktop/B150694310/hpcpracs/Practical1-A$ ./a.out</text:p>
      <text:p text:style-name="P2"/>
      <text:p text:style-name="P2">SUM is <text:s/>= 100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8-10-20T00:22:00Z</meta:creation-date>
    <dc:date>2018-10-25T12:56:15.967273101</dc:date>
    <meta:editing-cycles>7</meta:editing-cycles>
    <meta:editing-duration>PT1M19S</meta:editing-duration>
    <meta:document-statistic meta:table-count="0" meta:image-count="0" meta:object-count="0" meta:page-count="1" meta:paragraph-count="27" meta:word-count="62" meta:character-count="513" meta:non-whitespace-character-count="462"/>
    <meta:template xlink:type="simple" xlink:actuate="onRequest" xlink:title="" xlink:href="Normal.dotm"/>
  </office:meta>
</office:document-meta>
</file>